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d3df" officeooo:paragraph-rsid="0019d3df" style:font-size-asian="15.75pt" style:font-size-complex="18pt"/>
    </style:style>
    <style:style style:name="P2" style:family="paragraph" style:parent-style-name="Standard">
      <style:text-properties fo:font-size="12pt" officeooo:rsid="0019d3df" officeooo:paragraph-rsid="0019d3df" style:font-size-asian="10.5pt" style:font-size-complex="12pt"/>
    </style:style>
    <style:style style:name="P3" style:family="paragraph" style:parent-style-name="Standard">
      <style:text-properties fo:font-size="12pt" officeooo:rsid="0017aab5" officeooo:paragraph-rsid="001aa720" style:font-size-asian="10.5pt" style:font-size-complex="12pt"/>
    </style:style>
    <style:style style:name="P4" style:family="paragraph" style:parent-style-name="Standard">
      <style:text-properties fo:font-size="12pt" officeooo:rsid="001bcb5f" officeooo:paragraph-rsid="001bcb5f" style:font-size-asian="10.5pt" style:font-size-complex="12pt"/>
    </style:style>
    <style:style style:name="P5" style:family="paragraph" style:parent-style-name="Standard">
      <style:text-properties fo:font-size="12pt" officeooo:rsid="001c1fec" officeooo:paragraph-rsid="001c1fec" style:font-size-asian="10.5pt" style:font-size-complex="12pt"/>
    </style:style>
    <style:style style:name="P6" style:family="paragraph" style:parent-style-name="Standard">
      <style:text-properties fo:font-size="12pt" officeooo:rsid="0020c49c" officeooo:paragraph-rsid="0020c49c" style:font-size-asian="10.5pt" style:font-size-complex="12pt"/>
    </style:style>
    <style:style style:name="T1" style:family="text">
      <style:text-properties officeooo:rsid="0017aa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fa75" style:font-weight-asian="bold" style:font-weight-complex="bold"/>
    </style:style>
    <style:style style:name="T4" style:family="text">
      <style:text-properties fo:font-weight="bold" officeooo:rsid="001ee5ee" style:font-weight-asian="bold" style:font-weight-complex="bold"/>
    </style:style>
    <style:style style:name="T5" style:family="text">
      <style:text-properties fo:font-weight="bold" officeooo:rsid="001f19d8" style:font-weight-asian="bold" style:font-weight-complex="bold"/>
    </style:style>
    <style:style style:name="T6" style:family="text">
      <style:text-properties fo:font-weight="bold" officeooo:rsid="0022b53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fa75" style:font-weight-asian="normal" style:font-weight-complex="normal"/>
    </style:style>
    <style:style style:name="T9" style:family="text">
      <style:text-properties fo:font-weight="normal" officeooo:rsid="001ee5ee" style:font-weight-asian="normal" style:font-weight-complex="normal"/>
    </style:style>
    <style:style style:name="T10" style:family="text">
      <style:text-properties fo:font-weight="normal" officeooo:rsid="001f19d8" style:font-weight-asian="normal" style:font-weight-complex="normal"/>
    </style:style>
    <style:style style:name="T11" style:family="text">
      <style:text-properties fo:font-weight="normal" officeooo:rsid="0022b537" style:font-weight-asian="normal" style:font-weight-complex="normal"/>
    </style:style>
    <style:style style:name="T12" style:family="text">
      <style:text-properties fo:font-weight="normal" officeooo:rsid="0025b82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te Machine</text:span> Diagram – <text:span text:style-name="T1">Add new player (and trigger a session)</text:span></text:p>
      <text:p text:style-name="P2"/>
      <text:p text:style-name="P3">Lo stato iniziale si raggiunge nel momento in cui un giocatore crea una nuova partita, la partita è nello stato <text:span text:style-name="T2">Partita in attesa un solo giocatore</text:span>. </text:p>
      <text:p text:style-name="P3">La prima volta che un giocatore (diverso dal creatore, che è già dentro) entra nella partita, lo stato passa In <text:span text:style-name="T2">Partita in attesa con n giocatori (n &lt; n_max)</text:span><text:span text:style-name="T7">.</text:span></text:p>
      <text:p text:style-name="P4"><text:span text:style-name="T7">Tutte le volte che un giocatore entra nella partita e il numero totale di giocatori è comunque &lt; del numero massimo di giocatori, la partita non cambia stato.</text:span></text:p>
      <text:p text:style-name="P5"><text:span text:style-name="T7">Nel momento in cui entra un giocatore e si raggiunge il numero massimo di giocatori, </text:span><text:span text:style-name="T8">la partita passa in stato </text:span><text:span text:style-name="T3">Partita piena</text:span><text:span text:style-name="T8">. </text:span><text:span text:style-name="T9">A seguito di questo evento e cambio di stato, viene triggerato un timer interno e la partita passa nello stato </text:span><text:span text:style-name="T4">Partita in countdown per inizio</text:span><text:span text:style-name="T9">. </text:span><text:span text:style-name="T10">Qui si continuerà ad uscire ed entrare nello stesso stato ad ogni decremento del timer finchè il numero di secondi rimanenti è </text:span><text:span text:style-name="T5">&gt; 0</text:span><text:span text:style-name="T10">.</text:span></text:p>
      <text:p text:style-name="P6"><text:span text:style-name="T10">N</text:span><text:span text:style-name="T7">el momento in cui il countdown finisce, viene invocato l’inizio di una sessione di gioco e la partita inizia. La partita passa in stato </text:span><text:span text:style-name="T2">Partita iniziata</text:span><text:span text:style-name="T7">. </text:span><text:span text:style-name="T11">Appena entrati in questo ultimo stato, viene inizializzato un nuovo timer (di 3 minuti) che scandirà il passare del tempo. Finchè I secondi rimanenti sono </text:span><text:span text:style-name="T6">&gt; 0</text:span><text:span text:style-name="T11">, si continuerà ad uscire e ad entrare in questo ultimo stato. </text:span><text:span text:style-name="T12">Non appena questo countdown completa, la sessione di gioco si conclu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5:38:53.805977744</meta:creation-date>
    <dc:date>2021-01-21T15:46:19.577330542</dc:date>
    <meta:editing-duration>PT7M2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39" meta:character-count="1375" meta:non-whitespace-character-count="1140"/>
  </office:meta>
</office:document-meta>
</file>